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81cm" svg:height="1.393cm" svg:x="7.985cm" svg:y="1.512cm">
          <draw:text-box>
            <text:p>PMT Testing</text:p>
          </draw:text-box>
        </draw:frame>
        <draw:custom-shape draw:style-name="gr2" draw:text-style-name="P2" xml:id="id1" draw:id="id1" draw:layer="layout" svg:width="4.445cm" svg:height="1.905cm" svg:x="7.478cm" svg:y="3.541cm">
          <text:p text:style-name="P1"><text:span text:style-name="T1">Unpack and Load PMT into</text:span></text:p>
          <text:p text:style-name="P1"><text:span text:style-name="T1">Black Bo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4.445cm" svg:height="1.905cm" svg:x="7.477cm" svg:y="6.461cm">
          <text:p text:style-name="P1"><text:span text:style-name="T1">Insert Sr-90 Source into</text:span></text:p>
          <text:p text:style-name="P1"><text:span text:style-name="T1">Designated Cavity If</text:span></text:p>
          <text:p text:style-name="P1"><text:span text:style-name="T1">Nee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1.905cm" svg:x="7.477cm" svg:y="9.255cm">
          <text:p text:style-name="P1"><text:span text:style-name="T1">Connect HV C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445cm" svg:height="1.905cm" svg:x="7.477cm" svg:y="12.176cm">
          <text:p text:style-name="P1"><text:span text:style-name="T1">Apply Optical Grease If</text:span></text:p>
          <text:p text:style-name="P1"><text:span text:style-name="T1">Nee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445cm" svg:height="1.905cm" svg:x="7.477cm" svg:y="14.97cm">
          <text:p text:style-name="P1"><text:span text:style-name="T1">Pull Back and Secure S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445cm" svg:height="1.905cm" svg:x="7.477cm" svg:y="18.145cm">
          <text:p text:style-name="P1"><text:span text:style-name="T1">Insert PMT into Box,</text:span></text:p>
          <text:p text:style-name="P1"><text:span text:style-name="T1">w/ Ground 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.445cm" svg:height="1.905cm" svg:x="7.477cm" svg:y="20.939cm">
          <text:p text:style-name="P1"><text:span text:style-name="T1">Press PMT Forward until</text:span></text:p>
          <text:p text:style-name="P1"><text:span text:style-name="T1">Flu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4.445cm" svg:height="1.905cm" svg:x="7.477cm" svg:y="23.86cm">
          <text:p text:style-name="P2">Secure PMT w/ Rubber</text:p>
          <text:p text:style-name="P2">Bands and Release</text:p>
          <text:p text:style-name="P2">S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4.445cm" svg:height="1.905cm" svg:x="7.477cm" svg:y="26.527cm">
          <text:p text:style-name="P2">Close Black 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4.445cm" svg:height="1.905cm" svg:x="7.477cm" svg:y="29.194cm">
          <text:p text:style-name="P2">1500 V Dark Current</text:p>
          <text:p text:style-name="P2">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4.445cm" svg:height="1.905cm" svg:x="7.477cm" svg:y="31.988cm">
          <text:p text:style-name="P2">1500V ADC 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4.445cm" svg:height="1.905cm" svg:x="7.477cm" svg:y="35.036cm">
          <text:p text:style-name="P2">Baseline ADC 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4.445cm" svg:height="1.905cm" svg:x="7.477cm" svg:y="37.83cm">
          <text:p text:style-name="P2">Baseline Rate of Events</text:p>
          <text:p text:style-name="P2">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4.445cm" svg:height="1.905cm" svg:x="7.477cm" svg:y="40.878cm">
          <text:p text:style-name="P2">Baseline Dark Current</text:p>
          <text:p text:style-name="P2">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4.445cm" svg:height="1.905cm" svg:x="7.477cm" svg:y="43.672cm">
          <text:p text:style-name="P2">Baseline Snapsh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6" draw:id="id16" draw:layer="layout" svg:width="4.445cm" svg:height="1.905cm" svg:x="7.477cm" svg:y="46.339cm">
          <text:p text:style-name="P2">1500 V Snapsh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4.445cm" svg:height="1.905cm" svg:x="7.477cm" svg:y="49.006cm">
          <text:p text:style-name="P2">1700 V Snapsh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8" draw:id="id18" draw:layer="layout" svg:width="4.445cm" svg:height="1.905cm" svg:x="7.477cm" svg:y="51.8cm">
          <text:p text:style-name="P2">1500 V Rate of Events</text:p>
          <text:p text:style-name="P2">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9" draw:id="id19" draw:layer="layout" svg:width="4.445cm" svg:height="1.905cm" svg:x="7.477cm" svg:y="54.848cm">
          <text:p text:style-name="P2">1500 V Dark Current</text:p>
          <text:p text:style-name="P2">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0" draw:id="id20" draw:layer="layout" svg:width="4.445cm" svg:height="1.905cm" svg:x="7.477cm" svg:y="57.769cm">
          <text:p text:style-name="P2">Rise Time 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1" draw:id="id21" draw:layer="layout" svg:width="4.445cm" svg:height="1.905cm" svg:x="7.477cm" svg:y="60.563cm">
          <text:p text:style-name="P2">Rise Time Measur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2" draw:id="id22" draw:layer="layout" svg:width="4.445cm" svg:height="1.905cm" svg:x="7.477cm" svg:y="63.357cm">
          <text:p text:style-name="P2">Database Ent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9.701cm" svg:y1="5.446cm" svg:x2="9.7cm" svg:y2="6.461cm" draw:start-shape="id1" draw:start-glue-point="6" draw:end-shape="id2" draw:end-glue-point="4" svg:d="m9701 5446v501l-1 12v502">
          <text:p/>
        </draw:connector>
        <draw:connector draw:style-name="gr3" draw:text-style-name="P1" draw:layer="layout" draw:type="lines" svg:x1="9.7cm" svg:y1="8.366cm" svg:x2="9.7cm" svg:y2="9.255cm" draw:start-shape="id2" draw:start-glue-point="6" draw:end-shape="id3" draw:end-glue-point="4" svg:d="m9700 8366v501-114 502">
          <text:p/>
        </draw:connector>
        <draw:connector draw:style-name="gr3" draw:text-style-name="P1" draw:layer="layout" draw:type="lines" svg:x1="9.7cm" svg:y1="11.16cm" svg:x2="9.7cm" svg:y2="12.176cm" draw:start-shape="id3" draw:start-glue-point="6" draw:end-shape="id4" draw:end-glue-point="4" svg:d="m9700 11160v501 13 502">
          <text:p/>
        </draw:connector>
        <draw:connector draw:style-name="gr3" draw:text-style-name="P1" draw:layer="layout" draw:type="lines" svg:x1="9.7cm" svg:y1="14.081cm" svg:x2="9.7cm" svg:y2="14.97cm" draw:start-shape="id4" draw:start-glue-point="6" draw:end-shape="id5" draw:end-glue-point="4" svg:d="m9700 14081v501-114 502">
          <text:p/>
        </draw:connector>
        <draw:connector draw:style-name="gr3" draw:text-style-name="P1" draw:layer="layout" draw:type="lines" svg:x1="9.7cm" svg:y1="16.875cm" svg:x2="9.7cm" svg:y2="18.145cm" draw:start-shape="id5" draw:start-glue-point="6" draw:end-shape="id6" draw:end-glue-point="4" svg:d="m9700 16875v501 267 502">
          <text:p/>
        </draw:connector>
        <draw:connector draw:style-name="gr3" draw:text-style-name="P1" draw:layer="layout" draw:type="lines" svg:x1="9.7cm" svg:y1="20.05cm" svg:x2="9.7cm" svg:y2="20.939cm" draw:start-shape="id6" draw:start-glue-point="6" draw:end-shape="id7" draw:end-glue-point="4" svg:d="m9700 20050v501-114 502">
          <text:p/>
        </draw:connector>
        <draw:connector draw:style-name="gr3" draw:text-style-name="P1" draw:layer="layout" draw:type="lines" svg:x1="9.7cm" svg:y1="22.844cm" svg:x2="9.7cm" svg:y2="23.86cm" draw:start-shape="id7" draw:start-glue-point="6" draw:end-shape="id8" draw:end-glue-point="4" svg:d="m9700 22844v501 13 502">
          <text:p/>
        </draw:connector>
        <draw:connector draw:style-name="gr3" draw:text-style-name="P1" draw:layer="layout" draw:type="lines" svg:x1="9.7cm" svg:y1="25.765cm" svg:x2="9.7cm" svg:y2="26.527cm" draw:start-shape="id8" draw:start-glue-point="6" draw:end-shape="id9" draw:end-glue-point="4" svg:d="m9700 25765v501-241 502">
          <text:p/>
        </draw:connector>
        <draw:connector draw:style-name="gr3" draw:text-style-name="P1" draw:layer="layout" draw:type="lines" svg:x1="9.7cm" svg:y1="28.432cm" svg:x2="9.7cm" svg:y2="29.194cm" draw:start-shape="id9" draw:start-glue-point="6" draw:end-shape="id10" draw:end-glue-point="4" svg:d="m9700 28432v501-241 502">
          <text:p/>
        </draw:connector>
        <draw:connector draw:style-name="gr3" draw:text-style-name="P1" draw:layer="layout" draw:type="lines" svg:x1="9.7cm" svg:y1="31.099cm" svg:x2="9.7cm" svg:y2="31.988cm" draw:start-shape="id10" draw:start-glue-point="6" draw:end-shape="id11" draw:end-glue-point="4" svg:d="m9700 31099v501-114 502">
          <text:p/>
        </draw:connector>
        <draw:connector draw:style-name="gr3" draw:text-style-name="P1" draw:layer="layout" draw:type="lines" svg:x1="9.7cm" svg:y1="33.893cm" svg:x2="9.7cm" svg:y2="35.036cm" draw:start-shape="id11" draw:start-glue-point="6" draw:end-shape="id12" draw:end-glue-point="4" svg:d="m9700 33893v501 140 502">
          <text:p/>
        </draw:connector>
        <draw:connector draw:style-name="gr3" draw:text-style-name="P1" draw:layer="layout" draw:type="lines" svg:x1="9.7cm" svg:y1="36.941cm" svg:x2="9.7cm" svg:y2="37.83cm" draw:start-shape="id12" draw:start-glue-point="6" draw:end-shape="id13" draw:end-glue-point="4" svg:d="m9700 36941v501-114 502">
          <text:p/>
        </draw:connector>
        <draw:connector draw:style-name="gr3" draw:text-style-name="P1" draw:layer="layout" draw:type="lines" svg:x1="9.7cm" svg:y1="39.735cm" svg:x2="9.7cm" svg:y2="40.878cm" draw:start-shape="id13" draw:start-glue-point="6" draw:end-shape="id14" draw:end-glue-point="4" svg:d="m9700 39735v501 140 502">
          <text:p/>
        </draw:connector>
        <draw:connector draw:style-name="gr3" draw:text-style-name="P1" draw:layer="layout" draw:type="lines" svg:x1="9.7cm" svg:y1="42.783cm" svg:x2="9.7cm" svg:y2="43.672cm" draw:start-shape="id14" draw:start-glue-point="6" draw:end-shape="id15" draw:end-glue-point="4" svg:d="m9700 42783v501-114 502">
          <text:p/>
        </draw:connector>
        <draw:connector draw:style-name="gr3" draw:text-style-name="P1" draw:layer="layout" draw:type="lines" svg:x1="9.7cm" svg:y1="45.577cm" svg:x2="9.7cm" svg:y2="46.339cm" draw:start-shape="id15" draw:start-glue-point="6" draw:end-shape="id16" draw:end-glue-point="4" svg:d="m9700 45577v501-241 502">
          <text:p/>
        </draw:connector>
        <draw:connector draw:style-name="gr3" draw:text-style-name="P1" draw:layer="layout" draw:type="lines" svg:x1="9.7cm" svg:y1="48.244cm" svg:x2="9.7cm" svg:y2="49.006cm" draw:start-shape="id16" draw:start-glue-point="6" draw:end-shape="id17" draw:end-glue-point="4" svg:d="m9700 48244v501-241 502">
          <text:p/>
        </draw:connector>
        <draw:connector draw:style-name="gr3" draw:text-style-name="P1" draw:layer="layout" draw:type="lines" svg:x1="9.7cm" svg:y1="50.911cm" svg:x2="9.7cm" svg:y2="51.8cm" draw:start-shape="id17" draw:start-glue-point="6" draw:end-shape="id18" draw:end-glue-point="4" svg:d="m9700 50911v501-114 502">
          <text:p/>
        </draw:connector>
        <draw:connector draw:style-name="gr3" draw:text-style-name="P1" draw:layer="layout" draw:type="lines" svg:x1="9.7cm" svg:y1="53.705cm" svg:x2="9.7cm" svg:y2="54.848cm" draw:start-shape="id18" draw:start-glue-point="6" draw:end-shape="id19" draw:end-glue-point="4" svg:d="m9700 53705v501 140 502">
          <text:p/>
        </draw:connector>
        <draw:connector draw:style-name="gr3" draw:text-style-name="P1" draw:layer="layout" draw:type="lines" svg:x1="9.7cm" svg:y1="56.753cm" svg:x2="9.7cm" svg:y2="57.769cm" draw:start-shape="id19" draw:start-glue-point="6" draw:end-shape="id20" draw:end-glue-point="4" svg:d="m9700 56753v501 13 502">
          <text:p/>
        </draw:connector>
        <draw:connector draw:style-name="gr3" draw:text-style-name="P1" draw:layer="layout" draw:type="lines" svg:x1="9.7cm" svg:y1="59.674cm" svg:x2="9.7cm" svg:y2="60.563cm" draw:start-shape="id20" draw:start-glue-point="6" draw:end-shape="id21" draw:end-glue-point="4" svg:d="m9700 59674v501-114 502">
          <text:p/>
        </draw:connector>
        <draw:connector draw:style-name="gr3" draw:text-style-name="P1" draw:layer="layout" draw:type="lines" svg:x1="9.7cm" svg:y1="62.468cm" svg:x2="9.7cm" svg:y2="63.357cm" draw:start-shape="id21" draw:start-glue-point="6" draw:end-shape="id22" draw:end-glue-point="4" svg:d="m9700 62468v501-114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7T01:11:26</meta:creation-date>
    <dc:date>2012-10-17T01:40:19</dc:date>
    <meta:editing-duration>PT15M47S</meta:editing-duration>
    <meta:editing-cycles>3</meta:editing-cycles>
    <meta:generator>LibreOffice/3.6$Linux_X86_64 LibreOffice_project/360m1$Build-2</meta:generator>
    <meta:document-statistic meta:object-count="44"/>
  </office:meta>
</office:document-meta>
</file>